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715" officeooo:paragraph-rsid="0014efc6"/>
    </style:style>
    <style:style style:name="P2" style:family="paragraph" style:parent-style-name="Standard">
      <style:text-properties officeooo:rsid="000ea715" officeooo:paragraph-rsid="00144de4"/>
    </style:style>
    <style:style style:name="P3" style:family="paragraph" style:parent-style-name="Standard" style:master-page-name="Standard">
      <style:paragraph-properties style:page-number="1"/>
      <style:text-properties officeooo:rsid="000ea715" officeooo:paragraph-rsid="0014efc6"/>
    </style:style>
    <style:style style:name="P4" style:family="paragraph" style:parent-style-name="Standard">
      <style:text-properties officeooo:rsid="000ea715" officeooo:paragraph-rsid="000ea715"/>
    </style:style>
    <style:style style:name="T1" style:family="text">
      <style:text-properties officeooo:rsid="0014efc6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9.299cm" svg:y="6.399cm" svg:width="7.5cm" draw:z-index="0">
        <draw:text-box fo:min-height="3.5cm">
          <text:p text:style-name="P4">Russel</text:p>
          <text:p text:style-name="P4">---</text:p>
        </draw:text-box>
      </draw:frame>
      <draw:frame draw:style-name="fr1" draw:name="Marco2" text:anchor-type="page" text:anchor-page-number="3" svg:x="9.299cm" svg:y="6.399cm" svg:width="7.5cm" draw:z-index="1">
        <draw:text-box fo:min-height="3.5cm">
          <text:p text:style-name="P4">Iker Andŕes</text:p>
          <text:p text:style-name="P4">---</text:p>
        </draw:text-box>
      </draw:frame>
      <draw:frame draw:style-name="fr1" draw:name="Marco3" text:anchor-type="page" text:anchor-page-number="5" svg:x="9.299cm" svg:y="6.399cm" svg:width="7.5cm" draw:z-index="2">
        <draw:text-box fo:min-height="3.5cm">
          <text:p text:style-name="P4">Edgar</text:p>
          <text:p text:style-name="P4">---</text:p>
        </draw:text-box>
      </draw:frame>
      <draw:frame draw:style-name="fr1" draw:name="Marco4" text:anchor-type="page" text:anchor-page-number="7" svg:x="9.299cm" svg:y="6.399cm" svg:width="7.5cm" draw:z-index="3">
        <draw:text-box fo:min-height="3.5cm">
          <text:p text:style-name="P4">Izan Pons</text:p>
          <text:p text:style-name="P4">---</text:p>
        </draw:text-box>
      </draw:frame>
      <draw:frame draw:style-name="fr1" draw:name="Marco5" text:anchor-type="page" text:anchor-page-number="9" svg:x="9.299cm" svg:y="6.399cm" svg:width="7.5cm" draw:z-index="4">
        <draw:text-box fo:min-height="3.5cm">
          <text:p text:style-name="P4">Fabián</text:p>
          <text:p text:style-name="P4">---</text:p>
        </draw:text-box>
      </draw:frame>
      <draw:frame draw:style-name="fr1" draw:name="Marco6" text:anchor-type="page" text:anchor-page-number="11" svg:x="9.299cm" svg:y="6.399cm" svg:width="7.5cm" draw:z-index="5">
        <draw:text-box fo:min-height="3.5cm">
          <text:p text:style-name="P4">Daniel</text:p>
          <text:p text:style-name="P4">---</text:p>
        </draw:text-box>
      </draw:frame>
      <draw:frame draw:style-name="fr1" draw:name="Marco7" text:anchor-type="page" text:anchor-page-number="13" svg:x="9.299cm" svg:y="6.399cm" svg:width="7.5cm" draw:z-index="6">
        <draw:text-box fo:min-height="3.5cm">
          <text:p text:style-name="P4">Luca</text:p>
          <text:p text:style-name="P4">---</text:p>
        </draw:text-box>
      </draw:frame>
      <text:p text:style-name="P1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/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1">Maó, 29 d’octubre de 2025</text:p>
      <text:p text:style-name="P2"/>
      <text:p text:style-name="P2"/>
      <text:p text:style-name="P2">Firma directora<text:tab/><text:tab/><text:span text:style-name="T1">Joan</text:span><text:tab/><text:tab/><text:tab/><text:tab/><text:tab/><text:tab/><text:tab/><text:tab/><text:tab/><text:tab/><text:tab/><text:tab/><text:tab/>Firma secretari <text:span text:style-name="T1">Joan</text:span></text:p>
      <text:p text:style-name="P3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2">Maó, fecha</text:p>
      <text:p text:style-name="P2"/>
      <text:p text:style-name="P2"/>
      <text:p text:style-name="P2">Firma directora<text:tab/><text:tab/><text:tab/><text:tab/><text:tab/><text:tab/><text:tab/><text:tab/><text:tab/><text:tab/><text:tab/><text:tab/><text:tab/><text:tab/><text:tab/>Firma secretari</text:p>
      <text:p text:style-name="P3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2">Maó, fecha</text:p>
      <text:p text:style-name="P2"/>
      <text:p text:style-name="P2"/>
      <text:p text:style-name="P2">Firma directora<text:tab/><text:tab/><text:tab/><text:tab/><text:tab/><text:tab/><text:tab/><text:tab/><text:tab/><text:tab/><text:tab/><text:tab/><text:tab/><text:tab/><text:tab/>Firma secretari</text:p>
      <text:p text:style-name="P3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2">Maó, fecha</text:p>
      <text:p text:style-name="P2"/>
      <text:p text:style-name="P2"/>
      <text:p text:style-name="P2">Firma directora<text:tab/><text:tab/><text:tab/><text:tab/><text:tab/><text:tab/><text:tab/><text:tab/><text:tab/><text:tab/><text:tab/><text:tab/><text:tab/><text:tab/><text:tab/>Firma secretari</text:p>
      <text:p text:style-name="P3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2">Maó, fecha</text:p>
      <text:p text:style-name="P2"/>
      <text:p text:style-name="P2"/>
      <text:p text:style-name="P2">Firma directora<text:tab/><text:tab/><text:tab/><text:tab/><text:tab/><text:tab/><text:tab/><text:tab/><text:tab/><text:tab/><text:tab/><text:tab/><text:tab/><text:tab/><text:tab/>Firma secretari</text:p>
      <text:p text:style-name="P3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2">Maó, fecha</text:p>
      <text:p text:style-name="P2"/>
      <text:p text:style-name="P2"/>
      <text:p text:style-name="P2">Firma directora<text:tab/><text:tab/><text:tab/><text:tab/><text:tab/><text:tab/><text:tab/><text:tab/><text:tab/><text:tab/><text:tab/><text:tab/><text:tab/><text:tab/><text:tab/>Firma secretari</text:p>
      <text:p text:style-name="P3">Diploma d’Excel·lència </text:p>
      <text:p text:style-name="P1">El centre IES <text:span text:style-name="T1">Joanramis</text:span> </text:p>
      <text:p text:style-name="P1">en reconeixement del seu esforç, constància i excel·lència acadèmica durant el curs 2025-2026. </text:p>
      <text:p text:style-name="P2"/>
      <text:p text:style-name="P2">-----------------------------------------------------------------</text:p>
      <text:p text:style-name="P1">ha obtingut el títol de Millor Alumne de 1r SMX</text:p>
      <text:p text:style-name="P2"/>
      <text:p text:style-name="P2"/>
      <text:p text:style-name="P2">Maó, fecha</text:p>
      <text:p text:style-name="P2"/>
      <text:p text:style-name="P2"/>
      <text:p text:style-name="P2">Firma directora<text:tab/><text:tab/><text:tab/><text:tab/><text:tab/><text:tab/><text:tab/><text:tab/><text:tab/><text:tab/><text:tab/><text:tab/><text:tab/><text:tab/><text:tab/>Firma secreta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1:38:48.436929967</meta:creation-date>
    <meta:editing-cycles>2</meta:editing-cycles>
    <meta:editing-duration>PT4M7S</meta:editing-duration>
    <dc:date>2025-10-30T12:00:45.780924356</dc:date>
    <meta:generator>LibreOffice/25.2.6.2$Linux_X86_64 LibreOffice_project/40d1a0e1d5bdf1afaeae24d9ece32bbb00fa66a4</meta:generator>
    <meta:document-statistic meta:table-count="0" meta:image-count="0" meta:object-count="0" meta:page-count="13" meta:paragraph-count="63" meta:word-count="273" meta:character-count="2255" meta:non-whitespace-character-count="1927"/>
  </office:meta>
</office:document-meta>
</file>